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23b8dc" draw:textarea-horizontal-align="center" draw:textarea-vertical-align="middle" draw:fit-to-size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b3b3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004a4a" draw:textarea-horizontal-align="center" draw:textarea-vertical-align="middle"/>
    </style:style>
    <style:style style:name="gr8" style:family="graphic" style:parent-style-name="standard">
      <style:graphic-properties svg:stroke-width="0.203cm" draw:marker-start-width="0.503cm" draw:marker-end="Arrow" draw:marker-end-width="0.603cm" draw:fill="solid" draw:fill-color="#004a4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102cm" draw:marker-start-width="0.352cm" draw:marker-end="Arrow" draw:marker-end-width="0.452cm" draw:fill="solid" draw:fill-color="#004a4a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52cm" draw:marker-start-width="0.427cm" draw:marker-end="Arrow" draw:marker-end-width="0.527cm" draw:fill="solid" draw:fill-color="#004a4a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051cm" draw:marker-start-width="0.276cm" draw:marker-end="Arrow" draw:marker-end-width="0.376cm" draw:fill="solid" draw:fill-color="#004a4a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22pt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margin-left="0cm" fo:margin-right="0cm" fo:text-align="center" fo:text-indent="0cm"/>
      <style:text-properties fo:font-size="15pt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22pt"/>
    </style:style>
    <style:style style:name="T2" style:family="text">
      <style:text-properties fo:font-size="15pt"/>
    </style:style>
    <style:style style:name="T3" style:family="text">
      <style:text-properties fo:font-size="16pt"/>
    </style:style>
    <style:style style:name="T4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7.78cm" svg:height="23.907cm" svg:x="1.905cm" svg:y="1.905cm">
          <text:p text:style-name="P1">eg. Simplex or DUD</text:p>
        </draw:rect>
        <draw:rect draw:style-name="gr1" draw:text-style-name="P2" draw:id="id9" draw:layer="layout" svg:width="6.531cm" svg:height="1.817cm" svg:x="3.81cm" svg:y="12.453cm">
          <text:p text:style-name="P1">SwanWrapper</text:p>
        </draw:rect>
        <draw:rect draw:style-name="gr2" draw:text-style-name="P1" draw:id="id6" draw:layer="layout" svg:width="6.531cm" svg:height="1.358cm" svg:x="3.81cm" svg:y="11.095cm">
          <text:p text:style-name="P1">StochModelInstance</text:p>
        </draw:rect>
        <draw:rect draw:style-name="gr2" draw:text-style-name="P3" draw:layer="layout" svg:width="17.78cm" svg:height="2.093cm" svg:x="1.905cm" svg:y="0.665cm">
          <text:p text:style-name="P1"><text:span text:style-name="T1">Algorithm</text:span></text:p>
        </draw:rect>
        <draw:rect draw:style-name="gr1" draw:text-style-name="P4" draw:id="id8" draw:layer="layout" svg:width="5.08cm" svg:height="1.374cm" svg:x="12.7cm" svg:y="5.006cm">
          <text:p text:style-name="P1"><text:span text:style-name="T2">Parameter</text:span></text:p>
          <text:p text:style-name="P1"><text:span text:style-name="T2">UncertaintyModel</text:span></text:p>
        </draw:rect>
        <draw:rect draw:style-name="gr2" draw:text-style-name="P5" draw:layer="layout" svg:width="5.08cm" svg:height="0.582cm" svg:x="12.7cm" svg:y="4.387cm">
          <text:p text:style-name="P1"><text:span text:style-name="T2">StochModelInstance</text:span></text:p>
        </draw:rect>
        <draw:custom-shape draw:style-name="gr3" draw:text-style-name="P6" draw:id="id3" draw:layer="layout" svg:width="3.81cm" svg:height="3.175cm" svg:x="5.17cm" svg:y="19.762cm">
          <text:p text:style-name="P1"><text:span text:style-name="T3">Good</text:span></text:p>
          <text:p text:style-name="P1"><text:span text:style-name="T3">enoug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7" draw:id="id2" draw:layer="layout" svg:width="4.445cm" svg:height="1.27cm" svg:x="4.853cm" svg:y="6.38cm">
          <text:p text:style-name="P1"><text:span text:style-name="T4">Initial</text:span></text:p>
          <text:p text:style-name="P1"><text:span text:style-name="T4">parameter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2" draw:id="id7" draw:layer="layout" svg:width="5.08cm" svg:height="1.817cm" svg:x="4.535cm" svg:y="16.775cm">
          <text:p text:style-name="P1">eg. Loglikelihood</text:p>
        </draw:rect>
        <draw:rect draw:style-name="gr2" draw:text-style-name="P1" draw:id="id10" draw:layer="layout" svg:width="5.08cm" svg:height="1.358cm" svg:x="4.535cm" svg:y="15.505cm">
          <text:p text:style-name="P1">GoodnessOfFit</text:p>
        </draw:rect>
        <draw:rect draw:style-name="gr1" draw:text-style-name="P2" draw:id="id12" draw:layer="layout" svg:width="5.261cm" svg:height="1.817cm" svg:x="11.43cm" svg:y="16.763cm">
          <text:p text:style-name="P1">Observations and </text:p>
          <text:p text:style-name="P1">their uncertainty</text:p>
        </draw:rect>
        <draw:rect draw:style-name="gr2" draw:text-style-name="P1" draw:layer="layout" svg:width="5.261cm" svg:height="1.358cm" svg:x="11.43cm" svg:y="15.405cm">
          <text:p text:style-name="P1">StochObserver</text:p>
        </draw:rect>
        <draw:frame draw:style-name="gr5" draw:layer="layout" svg:width="1.433cm" svg:height="0.962cm" svg:x="9.525cm" svg:y="19.993cm">
          <draw:text-box>
            <text:p text:style-name="P8">NO</text:p>
          </draw:text-box>
        </draw:frame>
        <draw:custom-shape draw:style-name="gr4" draw:text-style-name="P7" draw:id="id11" draw:layer="layout" svg:width="4.445cm" svg:height="1.27cm" svg:x="4.853cm" svg:y="24.072cm">
          <text:p text:style-name="P1"><text:span text:style-name="T4">Ready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7" draw:id="id1" draw:layer="layout" svg:width="4.445cm" svg:height="1.27cm" svg:x="4.853cm" svg:y="3.84cm">
          <text:p text:style-name="P1"><text:span text:style-name="T4"><text:line-break/></text:span><text:span text:style-name="T4">Star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draw:type="line" svg:x1="7.075cm" svg:y1="5.11cm" svg:x2="7.075cm" svg:y2="6.38cm" draw:start-shape="id1" draw:start-glue-point="5" draw:end-shape="id2" draw:end-glue-point="0">
          <text:p text:style-name="P8"/>
        </draw:connector>
        <draw:frame draw:style-name="gr5" draw:layer="layout" svg:width="1.747cm" svg:height="0.962cm" svg:x="7.62cm" svg:y="22.86cm">
          <draw:text-box>
            <text:p text:style-name="P8">YES</text:p>
          </draw:text-box>
        </draw:frame>
        <draw:frame draw:style-name="gr5" draw:layer="layout" svg:width="1.785cm" svg:height="0.962cm" svg:x="4.544cm" svg:y="18.723cm">
          <draw:text-box>
            <text:p text:style-name="P8">Cost</text:p>
          </draw:text-box>
        </draw:frame>
        <draw:circle draw:style-name="gr7" draw:text-style-name="P2" draw:id="id5" draw:layer="layout" svg:width="0.635cm" svg:height="0.635cm" svg:x="6.758cm" svg:y="9.208cm">
          <text:p text:style-name="P8"/>
        </draw:circle>
        <draw:connector draw:style-name="gr8" draw:text-style-name="P2" draw:layer="layout" svg:x1="8.98cm" svg:y1="21.349cm" svg:x2="18.158cm" svg:y2="9.524cm" draw:start-shape="id3" draw:start-glue-point="7" draw:end-shape="id4" draw:end-glue-point="4">
          <text:p text:style-name="P8"/>
        </draw:connector>
        <draw:connector draw:style-name="gr9" draw:text-style-name="P2" draw:layer="layout" svg:x1="7.075cm" svg:y1="7.65cm" svg:x2="7.075cm" svg:y2="9.208cm" draw:start-shape="id2" draw:start-glue-point="5" draw:end-shape="id5" draw:end-glue-point="0">
          <text:p text:style-name="P8"/>
        </draw:connector>
        <draw:connector draw:style-name="gr8" draw:text-style-name="P2" draw:layer="layout" svg:x1="7.075cm" svg:y1="9.843cm" svg:x2="7.075cm" svg:y2="11.095cm" draw:start-shape="id5" draw:start-glue-point="2" draw:end-shape="id6" draw:end-glue-point="0">
          <text:p text:style-name="P8"/>
        </draw:connector>
        <draw:connector draw:style-name="gr8" draw:text-style-name="P2" draw:layer="layout" svg:x1="14.824cm" svg:y1="9.524cm" svg:x2="7.393cm" svg:y2="9.525cm" draw:start-shape="id4" draw:start-glue-point="6" draw:end-shape="id5" draw:end-glue-point="1">
          <text:p text:style-name="P8"/>
        </draw:connector>
        <draw:connector draw:style-name="gr8" draw:text-style-name="P2" draw:layer="layout" svg:x1="7.075cm" svg:y1="18.592cm" svg:x2="7.074cm" svg:y2="19.762cm" draw:start-shape="id7" draw:start-glue-point="2" draw:end-shape="id3" draw:end-glue-point="4">
          <text:p text:style-name="P8"/>
        </draw:connector>
        <draw:connector draw:style-name="gr9" draw:text-style-name="P2" draw:layer="layout" svg:x1="12.7cm" svg:y1="5.693cm" svg:x2="8.741cm" svg:y2="7.014cm" draw:start-shape="id8" draw:start-glue-point="3" draw:end-shape="id2" draw:end-glue-point="4">
          <text:p text:style-name="P8"/>
        </draw:connector>
        <draw:connector draw:style-name="gr8" draw:text-style-name="P2" draw:layer="layout" svg:x1="7.075cm" svg:y1="14.27cm" svg:x2="7.075cm" svg:y2="15.505cm" draw:start-shape="id9" draw:start-glue-point="2" draw:end-shape="id10" draw:end-glue-point="0">
          <text:p text:style-name="P8"/>
        </draw:connector>
        <draw:connector draw:style-name="gr9" draw:text-style-name="P2" draw:layer="layout" svg:x1="7.074cm" svg:y1="22.937cm" svg:x2="7.075cm" svg:y2="24.072cm" draw:start-shape="id3" draw:start-glue-point="6" draw:end-shape="id11" draw:end-glue-point="7">
          <text:p text:style-name="P8"/>
        </draw:connector>
        <draw:connector draw:style-name="gr10" draw:text-style-name="P2" draw:layer="layout" svg:x1="11.43cm" svg:y1="17.671cm" svg:x2="9.615cm" svg:y2="17.683cm" draw:start-shape="id12" draw:start-glue-point="3" draw:end-shape="id7">
          <text:p text:style-name="P8"/>
        </draw:connector>
        <draw:rect draw:style-name="gr1" draw:text-style-name="P2" draw:layer="layout" svg:width="6.531cm" svg:height="1.817cm" svg:x="11.43cm" svg:y="12.453cm">
          <text:p text:style-name="P1">SwanWrapper</text:p>
        </draw:rect>
        <draw:rect draw:style-name="gr2" draw:text-style-name="P1" draw:layer="layout" svg:width="6.531cm" svg:height="1.358cm" svg:x="11.43cm" svg:y="11.095cm">
          <text:p text:style-name="P1">StochModelFactory</text:p>
        </draw:rect>
        <draw:connector draw:style-name="gr11" draw:text-style-name="P2" draw:layer="layout" svg:x1="11.43cm" svg:y1="13.323cm" svg:x2="10.341cm" svg:y2="13.361cm" draw:end-shape="id9">
          <text:p text:style-name="P8"/>
        </draw:connector>
        <draw:connector draw:style-name="gr12" draw:text-style-name="P2" draw:layer="layout" svg:x1="14.695cm" svg:y1="11.095cm" svg:x2="15.24cm" svg:y2="6.38cm" draw:end-shape="id8" draw:end-glue-point="2">
          <text:p text:style-name="P8"/>
        </draw:connector>
        <draw:custom-shape draw:style-name="gr4" draw:text-style-name="P7" draw:id="id4" draw:layer="layout" svg:width="4.445cm" svg:height="1.27cm" svg:x="14.27cm" svg:y="8.89cm">
          <text:p text:style-name="P1"><text:span text:style-name="T4">Update</text:span></text:p>
          <text:p text:style-name="P1"><text:span text:style-name="T4">paramete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05T23:45:38</meta:creation-date>
    <dc:date>2007-06-29T12:09:54</dc:date>
    <dc:language>en-US</dc:language>
    <meta:editing-cycles>13</meta:editing-cycles>
    <meta:editing-duration>PT9H50M51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